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66e" officeooo:paragraph-rsid="0011c66e"/>
    </style:style>
    <style:style style:name="P2" style:family="paragraph" style:parent-style-name="Standard">
      <style:text-properties fo:font-weight="bold" officeooo:rsid="0011c66e" officeooo:paragraph-rsid="0011c66e" style:font-weight-asian="bold" style:font-weight-complex="bold"/>
    </style:style>
    <style:style style:name="P3" style:family="paragraph" style:parent-style-name="Standard">
      <style:text-properties officeooo:rsid="00132ed4" officeooo:paragraph-rsid="00132ed4"/>
    </style:style>
    <style:style style:name="P4" style:family="paragraph" style:parent-style-name="Standard">
      <style:text-properties officeooo:rsid="0013aec7" officeooo:paragraph-rsid="0013ae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 5</text:p>
      <text:p text:style-name="P1"/>
      <text:p text:style-name="P2">Exercise 1 - Ortholog groups</text:p>
      <text:p text:style-name="P1">For this exercise you will use the ortholog groups (clusters) you found last week in Practical 4.</text:p>
      <text:p text:style-name="P1">Alternatively​ , you may instead infer ortholog groups using a package, e.g. by running</text:p>
      <text:p text:style-name="P1">InParanoid for your 4 prokaryotic proteomes, and re-using (modifying) a provided script.</text:p>
      <text:p text:style-name="P1">1. Copy InParanoid to your own directory.</text:p>
      <text:p text:style-name="P1">cp -R /common/courses/comparative_genomics/scripts/InParanoid/ ./ </text:p>
      <text:p text:style-name="P1"/>
      <text:p text:style-name="P1">2. You will need to run the following commands to make Inparanoid work. Do this in your</text:p>
      <text:p text:style-name="P1">Inparanoid directory:</text:p>
      <text:p text:style-name="P1"/>
      <text:p text:style-name="P1">export </text:p>
      <text:p text:style-name="P1">PATH=/afs/pdc.kth.se/misc/pdc/volumes/sbc/prj.sbc.dmessina.5/Comparative_Genomics</text:p>
      <text:p text:style-name="P1">/scripts/InParanoid/blast-2.2.18/bin:$PATH </text:p>
      <text:p text:style-name="P1"/>
      <text:p text:style-name="P1">3. Your proteomes must be copied into Inparanoid folder.</text:p>
      <text:p text:style-name="P1"/>
      <text:p text:style-name="P1">4. Run InParanoid one by one (not in parallel)</text:p>
      <text:p text:style-name="P1"/>
      <text:p text:style-name="P1">perl ./inparanoid.pl reference_proteome.pfa target_proteome1.pfa </text:p>
      <text:p text:style-name="P1">perl ./inparanoid.pl reference_proteome.pfa target_proteome2.pfa </text:p>
      <text:p text:style-name="P1"/>
      <text:p text:style-name="P1">5. Adapt getClustersInParanoid.py​ to get clusters of orthologs.</text:p>
      <text:p text:style-name="P1"/>
      <text:p text:style-name="P1">Used clusters from Practical 4 instead of using InParanoid (tried once but it was immensely slow).</text:p>
      <text:p text:style-name="P1"/>
      <text:p text:style-name="P2">Exercise 2 - Gene order</text:p>
      <text:p text:style-name="P1">1. We provide the script getGeneOrder.py which reads a proteome multi FASTA file (i.e., 01.fa.txt.pfa) and a cluster file from Practical 4 (IF POSSIBLE, include all the clusters, not just the clusters where all the organisms tested are presented), and outputs the gene order list for the corresponding genes (ORFs) that appear in the clustering output. This script is just an example, it will not directly work for all of you since you have different formats in your input data. PLEASE SAVE THE GENE ORDER OUTPUT, which should be a vector of genes (ORFs) positions.</text:p>
      <text:p text:style-name="P1"/>
      <text:p text:style-name="P3">Ran the script getGeneOrder.py for 16, 20, 44, and 47.fa.txt.pfa against orth_clusters file. Saved outputs as output16, output20, output44, and output47 respectively.</text:p>
      <text:p text:style-name="P1"/>
      <text:p text:style-name="P1">2. If you use this script, please answer the following questions:</text:p>
      <text:p text:style-name="P1">a. Can there be ambiguities in clustering, so that one gene appears in several clusters in the cluster file?If so, why is this? What does this script do in that case?</text:p>
      <text:p text:style-name="P1"/>
      <text:p text:style-name="P4">Yes, a single gene can appear in several clusters. This is because we ran </text:p>
      <text:p text:style-name="P1"/>
      <text:p text:style-name="P1">b. Can this script handle forward and reverse strandedness in gene order lists? If not, how should this be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3:15:30.422602887</meta:creation-date>
    <dc:date>2018-05-16T13:22:47.401128097</dc:date>
    <meta:editing-duration>PT7M14S</meta:editing-duration>
    <meta:editing-cycles>5</meta:editing-cycles>
    <meta:generator>LibreOffice/5.1.6.2$Linux_X86_64 LibreOffice_project/10m0$Build-2</meta:generator>
    <meta:document-statistic meta:table-count="0" meta:image-count="0" meta:object-count="0" meta:page-count="1" meta:paragraph-count="25" meta:word-count="313" meta:character-count="2217" meta:non-whitespace-character-count="1818"/>
  </office:meta>
</office:document-meta>
</file>